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urier 10 Pitch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lumbus Scala Enthusiasts</text:p>
            <text:p>June 22, 2015</text:p>
            <text:p><text:span text:style-name="T1">Dan Wiebe</text:span></text:p>
            <text:p><text:span text:style-name="T1">@dnwie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ass</text:p>
              </text:list-item>
              <text:list-item>
                <text:p>Method</text:p>
              </text:list-item>
              <text:list-item>
                <text:p>Parameter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Classe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art with <text:span text:style-name="T2">implicit class</text:span></text:p>
              </text:list-item>
              <text:list-item>
                <text:p>Class name doesn't matter</text:p>
              </text:list-item>
              <text:list-item>
                <text:p>Single non-implicit constructor parameter</text:p>
              </text:list-item>
              <text:list-item>
                <text:p>Must be inside object or class</text:p>
                <text:p/>
              </text:list-item>
              <text:list-item>
                <text:p>Acce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Method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tart with <text:span text:style-name="T2">implicit def</text:span></text:p>
              </text:list-item>
              <text:list-item>
                <text:p>Class name doesn't matter</text:p>
              </text:list-item>
              <text:list-item>
                <text:p>Method name doesn't matter</text:p>
              </text:list-item>
              <text:list-item>
                <text:p>Single parameter</text:p>
              </text:list-item>
              <text:list-item>
                <text:p>Signature matches intended conversion</text:p>
              </text:list-item>
              <text:list-item>
                <text:p>Must be imported as method, not class</text:p>
                <text:p/>
              </text:list-item>
              <text:list-item>
                <text:p>Depre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header>
                <text:p text:style-name="P2"/>
                <text:p text:style-name="P2"/>
                <text:p text:style-name="P2">Cod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 Parameters</text:p>
          </draw:text-box>
        </draw:frame>
        <draw:frame presentation:style-name="pr4" draw:text-style-name="P3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Separate parameter list at end</text:p>
              </text:list-item>
              <text:list-item>
                <text:p>Parameter list begins with <text:span text:style-name="T2">implicit</text:span></text:p>
              </text:list-item>
              <text:list-item>
                <text:p>Values for parameter list marked <text:span text:style-name="T2">implicit</text:span></text:p>
                <text:p/>
              </text:list-item>
              <text:list-item>
                <text:p>Acce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Implicits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p text:style-name="P5">Columbus Scala Enthusiasts</text:p>
            <text:p text:style-name="P5">June 22, 2015</text:p>
            <text:p text:style-name="P5"><text:span text:style-name="T1">Dan Wiebe</text:span></text:p>
            <text:p text:style-name="P5"><text:span text:style-name="T1">@dnwiebe</text:span></text:p>
            <text:p text:style-name="P5"><text:span text:style-name="T1"/></text:p>
            <text:p text:style-name="P5"><text:span text:style-name="T3">https://github/dnwiebe/ScalaImplic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6:44:54.929772970</meta:creation-date>
    <dc:date>2015-06-21T22:40:10.395595273</dc:date>
    <meta:editing-duration>PT9M34S</meta:editing-duration>
    <meta:editing-cycles>2</meta:editing-cycles>
    <meta:generator>LibreOffice/4.4.2.2$Linux_X86_64 LibreOffice_project/40m0$Build-2</meta:generator>
    <meta:document-statistic meta:object-count="57"/>
  </office:meta>
</office:document-meta>
</file>